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5.614cm" table:align="right"/>
    </style:style>
    <style:style style:name="Table5.A" style:family="table-column">
      <style:table-column-properties style:column-width="15.614cm"/>
    </style:style>
    <style:style style:name="Table5.A1" style:family="table-cell">
      <style:table-cell-properties style:vertical-align="middle" fo:padding="0.132cm" fo:border="none"/>
    </style:style>
    <style:style style:name="Table6" style:family="table">
      <style:table-properties style:width="15.349cm" table:align="margins"/>
    </style:style>
    <style:style style:name="Table6.A" style:family="table-column">
      <style:table-column-properties style:column-width="15.34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349cm" table:align="margins"/>
    </style:style>
    <style:style style:name="Table7.A" style:family="table-column">
      <style:table-column-properties style:column-width="15.349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5.349cm" table:align="margins"/>
    </style:style>
    <style:style style:name="Table11.A" style:family="table-column">
      <style:table-column-properties style:column-width="15.349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.349cm" table:align="margins"/>
    </style:style>
    <style:style style:name="Table12.A" style:family="table-column">
      <style:table-column-properties style:column-width="15.349cm" style:rel-column-width="65535*"/>
    </style:style>
    <style:style style:name="Table12.A1" style:family="table-cell">
      <style:table-cell-properties fo:padding="0.097cm" fo:border="0.05pt solid #000000"/>
    </style:style>
    <style:style style:name="Table14" style:family="table">
      <style:table-properties style:width="15.349cm" table:align="margins"/>
    </style:style>
    <style:style style:name="Table14.A" style:family="table-column">
      <style:table-column-properties style:column-width="15.349cm" style:rel-column-width="65535*"/>
    </style:style>
    <style:style style:name="Table14.A1" style:family="table-cell">
      <style:table-cell-properties fo:padding="0.097cm" fo:border="0.05pt solid #000000"/>
    </style:style>
    <style:style style:name="Table6" style:family="table">
      <style:table-properties style:width="15.349cm" table:align="margins"/>
    </style:style>
    <style:style style:name="Table6.A" style:family="table-column">
      <style:table-column-properties style:column-width="15.34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349cm" table:align="margins"/>
    </style:style>
    <style:style style:name="Table7.A" style:family="table-column">
      <style:table-column-properties style:column-width="15.349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5.349cm" table:align="margins"/>
    </style:style>
    <style:style style:name="Table11.A" style:family="table-column">
      <style:table-column-properties style:column-width="15.349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.349cm" table:align="margins"/>
    </style:style>
    <style:style style:name="Table12.A" style:family="table-column">
      <style:table-column-properties style:column-width="15.349cm" style:rel-column-width="65535*"/>
    </style:style>
    <style:style style:name="Table12.A1" style:family="table-cell">
      <style:table-cell-properties fo:padding="0.097cm" fo:border="0.05pt solid #000000"/>
    </style:style>
    <style:style style:name="Table14" style:family="table">
      <style:table-properties style:width="15.349cm" table:align="margins"/>
    </style:style>
    <style:style style:name="Table14.A" style:family="table-column">
      <style:table-column-properties style:column-width="15.349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Arial"/>
    </style:style>
    <style:style style:name="P4" style:family="paragraph" style:parent-style-name="Text_20_body">
      <style:paragraph-properties fo:margin-top="0cm" fo:margin-bottom="0.499cm" style:contextual-spacing="false"/>
      <style:text-properties style:font-name="Arial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Standard">
      <style:paragraph-properties fo:text-align="justify" style:justify-single-word="false"/>
      <style:text-properties style:font-name="Arial"/>
    </style:style>
    <style:style style:name="P7" style:family="paragraph" style:parent-style-name="Heading_20_1">
      <style:text-properties style:font-name="Arial" fo:font-size="13pt" style:font-size-asian="13pt" style:font-size-complex="13pt"/>
    </style:style>
    <style:style style:name="P8" style:family="paragraph" style:parent-style-name="Preformatted_20_Text">
      <style:text-properties style:font-name="Arial"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1" style:family="paragraph" style:parent-style-name="Heading_20_1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12" style:family="paragraph" style:parent-style-name="Preformatted_20_Text">
      <style:text-properties style:font-name="Arial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1pt" fo:font-style="normal" fo:font-weight="normal"/>
    </style:style>
    <style:style style:name="P14" style:family="paragraph" style:parent-style-name="Preformatted_20_Text" style:list-style-name="L1">
      <style:text-properties style:font-name="Arial"/>
    </style:style>
    <style:style style:name="P15" style:family="paragraph" style:parent-style-name="Preformatted_20_Text" style:list-style-name="L1">
      <style:paragraph-properties fo:margin-left="-1.251cm" fo:margin-right="0cm" fo:margin-top="0cm" fo:margin-bottom="0.499cm" style:contextual-spacing="false" fo:text-indent="0cm" style:auto-text-indent="false"/>
      <style:text-properties style:font-name="Arial"/>
    </style:style>
    <style:style style:name="P16" style:family="paragraph" style:parent-style-name="Preformatted_20_Text" style:list-style-name="L1">
      <style:paragraph-properties fo:margin-top="0cm" fo:margin-bottom="0.499cm" style:contextual-spacing="false"/>
      <style:text-properties style:font-name="Arial"/>
    </style:style>
    <style:style style:name="P17" style:family="paragraph" style:parent-style-name="Preformatted_20_Text" style:list-style-name="L1">
      <style:text-properties style:font-name="Arial" officeooo:paragraph-rsid="0018139f"/>
    </style:style>
    <style:style style:name="P18" style:family="paragraph" style:parent-style-name="Preformatted_20_Text" style:list-style-name="L2">
      <style:text-properties style:font-name="Arial"/>
    </style:style>
    <style:style style:name="P19" style:family="paragraph" style:parent-style-name="Preformatted_20_Text" style:list-style-name="L3">
      <style:paragraph-properties fo:margin-left="-1.251cm" fo:margin-right="0cm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0" style:family="paragraph" style:parent-style-name="Preformatted_20_Text">
      <style:text-properties style:font-name="Arial"/>
    </style:style>
    <style:style style:name="P21" style:family="paragraph" style:parent-style-name="Preformatted_20_Text">
      <style:text-properties style:font-name="Arial" fo:background-color="#ffff00"/>
    </style:style>
    <style:style style:name="P22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/>
      <style:text-properties style:font-name="Arial" fo:background-color="#ffff00"/>
    </style:style>
    <style:style style:name="P23" style:family="paragraph" style:parent-style-name="Preformatted_20_Text" style:list-style-name="L2">
      <style:text-properties style:font-name="Arial" officeooo:paragraph-rsid="00191240" fo:background-color="#ffff00"/>
    </style:style>
    <style:style style:name="P24" style:family="paragraph" style:parent-style-name="Preformatted_20_Text" style:list-style-name="L2">
      <style:text-properties style:font-name="Arial" fo:background-color="#ffff00"/>
    </style:style>
    <style:style style:name="P25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/>
      <style:text-properties style:font-name="Arial"/>
    </style:style>
    <style:style style:name="P26" style:family="paragraph" style:parent-style-name="Preformatted_20_Text">
      <style:text-properties style:font-name="Arial" officeooo:paragraph-rsid="0018b083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1pt" fo:font-style="normal" fo:font-weight="normal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1pt" fo:font-style="normal" fo:font-weight="normal" officeooo:paragraph-rsid="0018139f"/>
    </style:style>
    <style:style style:name="P29" style:family="paragraph" style:parent-style-name="Text_20_body" style:list-style-name="L1">
      <style:paragraph-properties fo:margin-left="-1.251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1" style:family="paragraph" style:parent-style-name="Text_20_body">
      <style:text-properties style:font-name="Arial" fo:font-weight="bold" style:font-weight-asian="bold" style:font-weight-complex="bold"/>
    </style:style>
    <style:style style:name="P32" style:family="paragraph" style:parent-style-name="Text_20_body" style:list-style-name="L2">
      <style:paragraph-properties fo:margin-left="-1.251cm" fo:margin-right="0cm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33" style:family="paragraph" style:parent-style-name="Text_20_body" style:list-style-name="L2">
      <style:text-properties style:font-name="Arial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bold" officeooo:rsid="0018b083" style:font-weight-asian="bold" style:font-weight-complex="bold"/>
    </style:style>
    <style:style style:name="T3" style:family="text">
      <style:text-properties officeooo:rsid="0018139f"/>
    </style:style>
    <style:style style:name="T4" style:family="text">
      <style:text-properties fo:font-size="10pt"/>
    </style:style>
    <style:style style:name="T5" style:family="text">
      <style:text-properties fo:font-size="10pt" officeooo:rsid="0018139f" style:font-name-asian="NSimSun" style:font-size-asian="10pt" style:font-name-complex="Courier New" style:font-size-complex="10pt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85219"/>
    </style:style>
    <style:style style:name="T9" style:family="text">
      <style:text-properties officeooo:rsid="0018b083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REPASO EXAMEN UNIDAD 1</text:h>
      <text:h text:style-name="P7" text:outline-level="1">1-Pon un ejemplo de cada caso</text:h>
      <text:p text:style-name="P5">a)</text:p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3"><text:s/>Un elemento con contenido.</text:p>
                </table:table-cell>
              </table:table-row>
            </table:table>
            <text:p text:style-name="P13">&lt;<text:span text:style-name="T3">elemento&gt;Con contenido&lt;/elemento&gt;</text:span></text:p>
          </table:table-cell>
        </table:table-row>
        <table:table-row>
          <table:table-cell table:style-name="Table5.A1" office:value-type="string">
            <text:p text:style-name="P13"/>
            <text:p text:style-name="P13"><text:bookmark text:name="3"/>b) 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3">Un elemento vacio.</text:p>
                </table:table-cell>
              </table:table-row>
            </table:table>
            <text:p text:style-name="P13">&lt;<text:span text:style-name="T3">elemento/&gt;</text:span></text:p>
          </table:table-cell>
        </table:table-row>
        <table:table-row>
          <table:table-cell table:style-name="Table5.A1" office:value-type="string">
            <text:p text:style-name="P13"/>
          </table:table-cell>
        </table:table-row>
        <table:table-row>
          <table:table-cell table:style-name="Table5.A1" office:value-type="string">
            <text:p text:style-name="P13">c) </text:p>
          </table:table-cell>
        </table:table-row>
        <table:table-row>
          <table:table-cell table:style-name="Table5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3"><text:s/>Un elemento puede tener varios, uno o ningún atributo. </text:p>
                </table:table-cell>
              </table:table-row>
            </table:table>
            <text:p text:style-name="P13">&lt;<text:span text:style-name="T3">elemento a=”c” b=”d”/&gt;</text:span></text:p>
          </table:table-cell>
        </table:table-row>
        <table:table-row>
          <table:table-cell table:style-name="Table5.A1" office:value-type="string">
            <text:p text:style-name="P13">d) </text:p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3">Los caracteres &lt; y &amp; no pueden usarse en el texto, puesto que se usan como marcas. Si se necesitan, debe usarse &amp;lt; en vez de &lt; y &amp;amp; en lugar de &amp; </text:p>
                </table:table-cell>
              </table:table-row>
            </table:table>
            <text:p text:style-name="P13"/>
            <text:p text:style-name="P13">&lt;<text:span text:style-name="T3">elemento&gt;H&amp;amp;M&lt;/elemento&gt;</text:span></text:p>
            <text:p text:style-name="P13">&lt;<text:span text:style-name="T3">elemeno1&gt;1&amp;it;2&lt;/elemento&gt;</text:span></text:p>
          </table:table-cell>
        </table:table-row>
        <table:table-row>
          <table:table-cell table:style-name="Table5.A1" office:value-type="string">
            <text:p text:style-name="P28">e)</text:p>
          </table:table-cell>
        </table:table-row>
        <table:table-row>
          <table:table-cell table:style-name="Table5.A1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3">Pueden aparecer comentarios en cualquier parte de un documento, fuera de las etiquetas. </text:p>
                </table:table-cell>
              </table:table-row>
            </table:table>
            <text:p text:style-name="P13">&lt;!--<text:span text:style-name="T3">comentario de texto--&gt;</text:span></text:p>
          </table:table-cell>
        </table:table-row>
      </table:table>
      <text:p text:style-name="P6"/>
      <text:p text:style-name="P2">2- El siguiente documento no está bien formado porque contiene errores. Corrige los errores (si para corregir algún error hay que inventarse una etiqueta o atributo, utilice un nombre que tenga relación con la información contenida en el documento).</text:p>
      <text:list xml:id="list3715419227" text:style-name="L1">
        <text:list-header>
          <text:p text:style-name="P14">&lt;?xml version="1.0" encoding="UTF-8"?&gt;</text:p>
          <text:p text:style-name="P14"><text:s text:c="2"/>&lt;documento&gt;</text:p>
          <text:p text:style-name="P17"><text:s text:c="2"/>&lt;autor&gt;</text:p>
          <text:p text:style-name="P17"><text:s text:c="2"/>&lt;<text:span text:style-name="T3">nombre&gt;</text:span>Pedro García&lt;/<text:span text:style-name="T3">nombre&gt;</text:span></text:p>
          <text:p text:style-name="P14"><text:s text:c="2"/>&lt;fecha fecha=30/05/11&gt;</text:p>
        </text:list-header>
      </text:list>
      <text:p text:style-name="P12"><text:tab/> <text:s/>&lt;/<text:span text:style-name="T3">autor&gt;</text:span></text:p>
      <text:list xml:id="list123449699380367" text:continue-numbering="true" text:style-name="L1">
        <text:list-header>
          <text:p text:style-name="P14"><text:s text:c="2"/>&lt;contenido&gt;</text:p>
          <text:p text:style-name="P14"><text:s text:c="2"/>&lt;punto 1&gt;XML significa eXtensible Markup Languages&lt;/punto 1&gt;</text:p>
          <text:p text:style-name="P14"><text:s text:c="2"/>&lt;/contenido&gt;</text:p>
          <text:p text:style-name="P15"><text:s text:c="11"/>&lt;/documentos&gt;</text:p>
          <text:p text:style-name="P29"/>
          <text:p text:style-name="P29"/>
          <text:p text:style-name="P29"/>
          <text:p text:style-name="P29"/>
          <text:p text:style-name="P29"/>
          <text:p text:style-name="P30"><text:soft-page-break/></text:p>
          <text:p text:style-name="P29">3- El siguiente documento no está bien formado porque contiene errores. Corrige los errores (si para corregir algún error hay que inventarse una etiqueta o atributo, utilice un nombre que tenga relación con la información contenida en el documento).</text:p>
          <text:p text:style-name="P14">&lt;persona&gt;</text:p>
          <text:p text:style-name="P14">&lt;nombre&gt;Pepito Fernández&lt;/<text:span text:style-name="T3">nombre</text:span>&gt;</text:p>
          <text:p text:style-name="P14">&lt;<text:span text:style-name="T3">correo&gt;</text:span>pepito.fer@example.org&lt;/<text:span text:style-name="T3">correo&gt;</text:span></text:p>
          <text:p text:style-name="P14">&lt;/persona&gt;</text:p>
          <text:p text:style-name="P14">&lt;<text:span text:style-name="T3">persona&gt;</text:span></text:p>
          <text:p text:style-name="P14">&lt;nombre&gt;Juanita Pérez&lt;/nombre&gt;</text:p>
          <text:p text:style-name="P14">&lt;<text:span text:style-name="T3">telefonoFijo&gt;314593&lt;/telefonoFijo&gt;</text:span></text:p>
          <text:p text:style-name="P14">&lt;/<text:span text:style-name="T5">persona&gt;</text:span></text:p>
        </text:list-header>
      </text:list>
      <text:p text:style-name="P12"><text:span text:style-name="T5"/></text:p>
      <text:p text:style-name="P1">4- Escribe el DTD que corresponde al siguiente documento <text:s/>(externa)</text:p>
      <text:list xml:id="list123449596219006" text:continue-numbering="true" text:style-name="L1">
        <text:list-header>
          <text:p text:style-name="P14">&lt;?xml version="1.0" encoding="UTF-8"?&gt;</text:p>
        </text:list-header>
      </text:list>
      <text:p text:style-name="P12"><text:s text:c="4"/><text:span text:style-name="T7"><text:s text:c="3"/>&lt;!DOCTYPE formula1[</text:span></text:p>
      <text:p text:style-name="P21"><text:s text:c="7"/>&lt;!ELEMENT formula1 (carrera)&gt;</text:p>
      <text:p text:style-name="P21"><text:s text:c="7"/>&lt;!ATTLIST formula1 año CDATA #REQUIRED&gt;</text:p>
      <text:p text:style-name="P21"><text:s text:c="7"/>&lt;!ELEMENT carrera (nombre, fecha, podium)&gt;</text:p>
      <text:p text:style-name="P21"><text:s text:c="7"/>&lt;!ELEMENT nombre (#PCDATA)&gt;</text:p>
      <text:p text:style-name="P21"><text:s text:c="7"/>&lt;!ELEMENT fecha ANY&gt;</text:p>
      <text:p text:style-name="P21"><text:s text:c="7"/>&lt;!ELEMENT dia (#PCDATA)&gt;</text:p>
      <text:p text:style-name="P21"><text:s text:c="7"/>&lt;!ELEMENT mes (#PCDATA)&gt;</text:p>
      <text:p text:style-name="P21"><text:s text:c="7"/>&lt;!ELEMENT año (#PCDATA)&gt;</text:p>
      <text:p text:style-name="P21"><text:s text:c="7"/>&lt;!ELEMENT podium (orden+)&gt;</text:p>
      <text:p text:style-name="P21"><text:s text:c="7"/>&lt;!ELEMENT orden EMPTY&gt;</text:p>
      <text:p text:style-name="P21"><text:s text:c="7"/>&lt;!ATTLIST orden n (1 | 2 | 3) #REQUIRED</text:p>
      <text:p text:style-name="P21"><text:s text:c="7"/>nombre CDATA #REQUIRED</text:p>
      <text:p text:style-name="P21"><text:s text:c="7"/>escuderia CDATA #IMPLIED&gt;</text:p>
      <text:p text:style-name="P21"><text:s text:c="7"/>]&gt;</text:p>
      <text:list xml:id="list123449311991360" text:continue-numbering="true" text:style-name="L1">
        <text:list-header>
          <text:p text:style-name="P14">&lt;formula1 año="2011"&gt;</text:p>
          <text:p text:style-name="P14">&lt;carrera&gt;</text:p>
          <text:p text:style-name="P14"><text:s text:c="2"/>&lt;nombre&gt;GP de Mónaco&lt;/nombre&gt;</text:p>
          <text:p text:style-name="P14"><text:s text:c="2"/>&lt;fecha&gt;&lt;dia&gt;29&lt;/dia&gt; de &lt;mes&gt;mayo&lt;/mes&gt; de &lt;año&gt;2011&lt;/año&gt;&lt;/fecha&gt;</text:p>
          <text:p text:style-name="P14"><text:s text:c="2"/>&lt;podium&gt;</text:p>
          <text:p text:style-name="P14"><text:s text:c="4"/>&lt;orden n="1" nombre="Sebastian Vettel" escuder<text:span text:style-name="T8">i</text:span>a="ABC"/&gt;</text:p>
          <text:p text:style-name="P14"><text:s text:c="4"/>&lt;orden n="2" nombre="Fernando Alonso" /&gt;</text:p>
          <text:p text:style-name="P14"><text:s text:c="4"/>&lt;orden n="3" nombre="Jenson Button" /&gt;</text:p>
          <text:p text:style-name="P14"><text:s text:c="2"/>&lt;/podium&gt;</text:p>
          <text:p text:style-name="P14">&lt;/carrera&gt;</text:p>
          <text:p text:style-name="P16">&lt;/formula1&gt;</text:p>
        </text:list-header>
      </text:list>
      <text:p text:style-name="P10"><text:s text:c="3"/>5- Escribe un XML para el DTD siguiente:</text:p>
      <text:p text:style-name="P25"><text:span text:style-name="T4"><text:line-break/>&lt;!ELEMENT agenda (persona)+&gt;<text:line-break/>&lt;!ELEMENT persona (nombre, email*, relacion?)&gt;<text:line-break/>&lt;!ATTLIST persona id ID #REQUIRED&gt;<text:line-break/>&lt;!ATTLIST persona sexo (hombre | mujer) #IMPLIED&gt;<text:line-break/>&lt;!ELEMENT nombre (#PCDATA)&gt;<text:line-break/>&lt;!ELEMENT email (#PCDATA)&gt;<text:line-break/>&lt;!ELEMENT relacion EMPTY&gt;<text:line-break/>&lt;!ATTLIST relacion amigo-de IDREFS #IMPLIED enemigo-de IDREFS #IMPLIED&gt;</text:span></text:p>
      <text:p text:style-name="P22"/>
      <text:p text:style-name="P22"/>
      <text:p text:style-name="P22"><text:soft-page-break/>&lt;agenda&gt;</text:p>
      <text:p text:style-name="P22"><text:s text:c="2"/>&lt;persona id="A1" sexo="hombre"&gt;</text:p>
      <text:p text:style-name="P22"><text:s text:c="4"/>&lt;nombre&gt;Javier&lt;/nombre&gt;</text:p>
      <text:p text:style-name="P22"><text:s text:c="4"/>&lt;email&gt;javier@gmail.com&lt;/email&gt;</text:p>
      <text:p text:style-name="P22"><text:s text:c="4"/>&lt;email&gt;javier23@gmail.com&lt;/email&gt;</text:p>
      <text:p text:style-name="P22"><text:s text:c="4"/>&lt;relacion enemigo-de="A2"/&gt;</text:p>
      <text:p text:style-name="P22"><text:s text:c="4"/></text:p>
      <text:p text:style-name="P22"><text:s text:c="2"/>&lt;/persona&gt;</text:p>
      <text:p text:style-name="P22"><text:s text:c="4"/>&lt;persona id="A2" sexo="mujer"&gt;</text:p>
      <text:p text:style-name="P22"><text:s text:c="4"/>&lt;nombre&gt;Maria&lt;/nombre&gt;</text:p>
      <text:p text:style-name="P22"><text:s text:c="4"/>&lt;email&gt;maria@gmail.com&lt;/email&gt;</text:p>
      <text:p text:style-name="P22"><text:s text:c="4"/>&lt;relacion amigo-de="A1"/&gt;</text:p>
      <text:p text:style-name="P22"><text:s text:c="2"/>&lt;/persona&gt;</text:p>
      <text:p text:style-name="P22">&lt;/agenda&gt;</text:p>
      <text:p text:style-name="P1">6- <text:s/>Haz una declaración de espacio de nombres, que asocia el prefijo del espacio de nombres edi con el nombre de espacio de nombres:</text:p>
      <text:p text:style-name="Text_20_body"><text:span text:style-name="T1"><text:s text:c="4"/></text:span><text:span text:style-name="Source_20_Text"><text:span text:style-name="T1">http://ecommerce.example.org/schema</text:span></text:span><text:span text:style-name="T1">: </text:span></text:p>
      <text:p text:style-name="P26">&lt;<text:span text:style-name="T9">raiz xmlns:edi=”</text:span><text:a xlink:type="simple" xlink:href="http://ecommerce.example.org/schema" text:style-name="Internet_20_link" text:visited-style-name="Visited_20_Internet_20_Link"><text:span text:style-name="Source_20_Text"><text:span text:style-name="T2">http://ecommerce.example.org/schema</text:span></text:span></text:a><text:span text:style-name="T9">”&gt;</text:span></text:p>
      <text:p text:style-name="P26">&lt;<text:span text:style-name="T9">edi:editorial&gt;Anaya&lt;/edi:editorial&gt;</text:span></text:p>
      <text:p text:style-name="P3"/>
      <text:list xml:id="list3222889313" text:style-name="L2">
        <text:list-header>
          <text:p text:style-name="P32">7- Corrige el documento para que cumpla el DTD.</text:p>
          <text:p text:style-name="P18">&lt;?xml version="1.0" encoding="UTF-8"?&gt;</text:p>
          <text:p text:style-name="P18">&lt;!DOCTYPE softwareLibre [</text:p>
          <text:p text:style-name="P18"><text:s text:c="2"/>&lt;!ELEMENT softwareLibre (licencias, aplicaciones)&gt;</text:p>
          <text:p text:style-name="P18"><text:s text:c="2"/>&lt;!ELEMENT licencias (licencia*)&gt;</text:p>
          <text:p text:style-name="P18"><text:s text:c="2"/>&lt;!ELEMENT licencia EMPTY&gt;</text:p>
          <text:p text:style-name="P18"><text:s text:c="2"/>&lt;!ELEMENT aplicaciones (aplicacion*)&gt;</text:p>
          <text:p text:style-name="P18"><text:s text:c="2"/>&lt;!ELEMENT aplicacion (version*)&gt;</text:p>
          <text:p text:style-name="P18"><text:s text:c="2"/>&lt;!ELEMENT version EMPTY&gt;</text:p>
          <text:p text:style-name="P18"><text:s text:c="2"/>&lt;!ATTLIST licencia nombre ID #REQUIRED&gt;</text:p>
          <text:p text:style-name="P18"><text:s text:c="2"/>&lt;!ATTLIST aplicacion nombre NMTOKEN #REQUIRED&gt;</text:p>
          <text:p text:style-name="P18"><text:s text:c="2"/>&lt;!ATTLIST version nombre NMTOKEN #REQUIRED&gt;</text:p>
          <text:p text:style-name="P18"><text:s text:c="2"/>&lt;!ATTLIST version licencia IDREF #REQUIRED&gt;</text:p>
          <text:p text:style-name="P18"><text:s text:c="2"/>&lt;!ATTLIST version fechaPublicación CDATA #REQUIRED&gt;</text:p>
          <text:p text:style-name="P18">]&gt;</text:p>
          <text:p text:style-name="P23"><text:s text:c="7"/>&lt;softwareLibre&gt;</text:p>
          <text:p text:style-name="P23"><text:s text:c="10"/>&lt;licencias&gt;</text:p>
          <text:p text:style-name="P24"><text:s text:c="11"/>&lt;licencia nombre="GPLv2" /&gt;</text:p>
          <text:p text:style-name="P24"><text:s text:c="11"/>&lt;licencia nombre="BSD2" /&gt;</text:p>
          <text:p text:style-name="P24"><text:s text:c="11"/>&lt;licencia nombre="Apachev2" /&gt;</text:p>
          <text:p text:style-name="P24"><text:s text:c="9"/>&lt;/licencias&gt;</text:p>
          <text:p text:style-name="P24"><text:s text:c="8"/>&lt;aplicaciones&gt;</text:p>
          <text:p text:style-name="P24"><text:soft-page-break/><text:s text:c="11"/>&lt;aplicacion nombre="Inkscape"&gt;</text:p>
          <text:p text:style-name="P24"><text:s text:c="13"/>&lt;version nombre="0.47" licencia="GPLv2" fechaPublicación="17/08/2010" /&gt;</text:p>
          <text:p text:style-name="P24"><text:s text:c="13"/>&lt;version nombre="0.48" licencia="GPLv2" fechaPublicación="17/08/2010" /&gt;</text:p>
          <text:p text:style-name="P24"><text:s text:c="13"/>&lt;version nombre="0.48.2" licencia="GPLv2" fechaPublicación="14/08/2011" /&gt;</text:p>
          <text:p text:style-name="P24"><text:s text:c="11"/>&lt;/aplicacion&gt;</text:p>
          <text:p text:style-name="P24"><text:s text:c="11"/>&lt;aplicacion nombre="PostgreSQL"&gt;</text:p>
          <text:p text:style-name="P24"><text:s text:c="13"/>&lt;version nombre="9.1.0" licencia="BSD2" fechaPublicación="15/09/2011" /&gt;</text:p>
          <text:p text:style-name="P24"><text:s text:c="13"/>&lt;version nombre="9.1.3" licencia="BSD2" fechaPublicación="17/10/2011"/&gt;</text:p>
          <text:p text:style-name="P24"><text:s text:c="11"/>&lt;/aplicacion&gt;</text:p>
          <text:p text:style-name="P24"><text:s text:c="9"/>&lt;/aplicaciones&gt;</text:p>
          <text:p text:style-name="P24"><text:s text:c="7"/>&lt;/softwareLibre&gt;</text:p>
        </text:list-header>
      </text:list>
      <text:p text:style-name="P4"/>
      <text:list xml:id="list3469060336" text:style-name="L3">
        <text:list-header>
          <text:p text:style-name="P19">8- <text:s/>Valida el siguiente XML</text:p>
        </text:list-header>
      </text:list>
      <text:p text:style-name="P21">&lt;?xml version="1.0" encoding="UTF-8"?&gt;</text:p>
      <text:p text:style-name="P21">&lt;!DOCTYPE arbol [</text:p>
      <text:p text:style-name="P21">&lt;!ELEMENT arbol (lugares, personas)&gt;</text:p>
      <text:p text:style-name="P21">&lt;!ELEMENT lugares (lugar+)&gt;</text:p>
      <text:p text:style-name="P21">&lt;!ELEMENT lugar EMPTY&gt;</text:p>
      <text:p text:style-name="P21">&lt;!ATTLIST lugar nombre CDATA #REQUIRED pais CDATA #REQUIRED&gt;</text:p>
      <text:p text:style-name="P21">&lt;!ELEMENT personas (persona+)&gt;</text:p>
      <text:p text:style-name="P21">&lt;!ELEMENT persona (nombre, padre?, madre?, nacimiento)&gt;</text:p>
      <text:p text:style-name="P21">&lt;!ELEMENT nombre (#PCDATA)&gt;</text:p>
      <text:p text:style-name="P21">&lt;!ELEMENT padre (#PCDATA)&gt;</text:p>
      <text:p text:style-name="P21">&lt;!ELEMENT madre (#PCDATA)&gt;</text:p>
      <text:p text:style-name="P21">&lt;!ELEMENT nacimiento EMPTY&gt;</text:p>
      <text:p text:style-name="P21">&lt;!ATTLIST nacimiento lugar CDATA #REQUIRED año CDATA #IMPLIED</text:p>
      <text:p text:style-name="P21">mes CDATA #IMPLIED</text:p>
      <text:p text:style-name="P21">dia CDATA #IMPLIED&gt;</text:p>
      <text:p text:style-name="P21">]&gt;</text:p>
      <text:section text:style-name="Sect1" text:name="Sección1">
        <text:p text:style-name="P12">&lt;arbol&gt;</text:p>
        <text:p text:style-name="P12"><text:s text:c="2"/>&lt;lugares&gt;</text:p>
        <text:p text:style-name="P12"><text:s text:c="4"/>&lt;lugar nombre="Valencia" pais="España" /&gt;</text:p>
        <text:p text:style-name="P12"><text:s text:c="4"/>&lt;lugar nombre="Gandia" pais="España" /&gt;</text:p>
        <text:p text:style-name="P12"><text:s text:c="4"/>&lt;lugar nombre="Marsella" pais="Francia" /&gt;</text:p>
        <text:p text:style-name="P12"><text:s text:c="2"/>&lt;/lugares&gt;</text:p>
        <text:p text:style-name="P12"><text:s text:c="2"/>&lt;personas&gt;</text:p>
        <text:p text:style-name="P12"><text:s text:c="4"/>&lt;persona&gt;</text:p>
        <text:p text:style-name="P12"><text:s text:c="6"/>&lt;nombre&gt;Ramón Ramírez Villaescusa&lt;/nombre&gt;</text:p>
        <text:p text:style-name="P12"><text:s text:c="6"/>&lt;padre&gt;Pedro Ramírez Dupont&lt;/padre&gt;</text:p>
        <text:p text:style-name="P12"><text:s text:c="6"/>&lt;nacimiento lugar="Gandia" año="1976" mes="10" dia="3" /&gt;</text:p>
        <text:p text:style-name="P12"><text:s text:c="4"/>&lt;/persona&gt;</text:p>
        <text:p text:style-name="P12"><text:s text:c="4"/>&lt;persona&gt;</text:p>
        <text:p text:style-name="P12"><text:s text:c="6"/>&lt;nombre&gt;Elena Forte Ramírez&lt;/nombre&gt;</text:p>
        <text:p text:style-name="P12"><text:s text:c="6"/>&lt;madre&gt;Juana Ramírez Dupont&lt;/madre&gt;</text:p>
        <text:p text:style-name="P12"><text:s text:c="6"/>&lt;nacimiento lugar="Valencia" año="1974" mes="05" dia="31" /&gt;</text:p>
        <text:p text:style-name="P12"><text:s text:c="4"/>&lt;/persona&gt;</text:p>
        <text:p text:style-name="P12"><text:s text:c="4"/>&lt;persona&gt;</text:p>
        <text:p text:style-name="P12"><text:s text:c="6"/>&lt;nombre&gt;Pedro Ramírez Dupont&lt;/nombre&gt;</text:p>
        <text:p text:style-name="P12"><text:s text:c="6"/>&lt;padre&gt;Juan Ramírez Amigo&lt;/padre&gt;</text:p>
        <text:p text:style-name="P12"><text:s text:c="6"/>&lt;madre&gt;Jeanne Dupont&lt;/madre&gt;</text:p>
        <text:p text:style-name="P12"><text:s text:c="6"/>&lt;nacimiento lugar="Gandia" año="1942" mes="07" dia="14" /&gt;</text:p>
        <text:p text:style-name="P12"><text:s text:c="4"/>&lt;/persona&gt;</text:p>
        <text:p text:style-name="P12"><text:s text:c="4"/>&lt;persona&gt;</text:p>
        <text:p text:style-name="P12"><text:s text:c="6"/>&lt;nombre&gt;Juana Ramírez Dupont&lt;/nombre&gt;</text:p>
        <text:p text:style-name="P12"><text:s text:c="6"/>&lt;padre&gt;Juan Ramírez Amigo&lt;/padre&gt;</text:p>
        <text:p text:style-name="P12"><text:s text:c="6"/>&lt;madre&gt;Jeanne Dupont&lt;/madre&gt;</text:p>
        <text:p text:style-name="P12"><text:s text:c="6"/>&lt;nacimiento lugar="Valencia" año="1945" mes="02" dia="20" /&gt;</text:p>
        <text:p text:style-name="P12"><text:s text:c="4"/>&lt;/persona&gt;</text:p>
        <text:p text:style-name="P12"><text:s text:c="4"/>&lt;persona&gt;</text:p>
        <text:p text:style-name="P12"><text:s text:c="6"/>&lt;nombre&gt;Juan Ramírez Amigo&lt;/nombre&gt;</text:p>
        <text:p text:style-name="P12"><text:s text:c="6"/>&lt;nacimiento lugar="Gandia" año="1918" mes="07" dia="19" /&gt;</text:p>
        <text:p text:style-name="P12"><text:s text:c="4"/>&lt;/persona&gt;</text:p>
        <text:p text:style-name="P12"><text:s text:c="4"/>&lt;persona&gt;</text:p>
        <text:p text:style-name="P12"><text:s text:c="6"/>&lt;nombre&gt;Jeanne Dupont&lt;/nombre&gt;</text:p>
        <text:p text:style-name="P12"><text:s text:c="6"/>&lt;nacimiento lugar="Marsella" /&gt;</text:p>
        <text:p text:style-name="P12"><text:s text:c="4"/>&lt;/persona&gt;</text:p>
        <text:p text:style-name="P12"><text:s text:c="2"/>&lt;/personas&gt;</text:p>
        <text:p text:style-name="P3">&lt;/arbol&gt;</text:p>
      </text:section>
      <text:p text:style-name="P8"/>
      <text:p text:style-name="P8"/>
      <text:p text:style-name="P9">9- <text:s text:c="3"/>Forma un documento XML válido en el que recojas diferentes tipos de lenguajes de programación, <text:s text:c="2"/>creando un namespace para los compilados y otro para los interpretados.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0- Valida el siguiente XML:</text:p>
      <text:section text:style-name="Sect1" text:name="Sección2">
        <text:p text:style-name="P12">&lt;tebeos&gt;</text:p>
        <text:p text:style-name="P12"><text:s text:c="2"/>&lt;autor&gt;Bernardo Garcia <text:s/>Marcial /autor&gt;</text:p>
        <text:p text:style-name="P12"><text:s text:c="2"/>&lt;UltimaModificacion&gt;20120601&lt;/UltimaModificacion&gt;</text:p>
        <text:p text:style-name="P12"><text:s text:c="2"/>&lt;personajes&gt;</text:p>
        <text:p text:style-name="P12"><text:s text:c="4"/>&lt;personaje id="P001" especie="humano"&gt;Astérix&lt;/personaje&gt;</text:p>
        <text:p text:style-name="P12"><text:s text:c="4"/>&lt;personaje id="P002" especie="animal"&gt;Idéfix&lt;/personaje&gt;</text:p>
        <text:p text:style-name="P12"><text:s text:c="4"/>&lt;personaje id="P003" especie="humano"&gt;Lucky Luke&lt;/personaje&gt;</text:p>
        <text:p text:style-name="P12"><text:s text:c="4"/>&lt;personaje id="P004" especie="animal"&gt;Jolly Jumper&lt;/personaje&gt;</text:p>
        <text:p text:style-name="P12"><text:s text:c="4"/>&lt;personaje id="P005" especie="humano"&gt;Averrell Dalton&lt;/personaje&gt;</text:p>
        <text:p text:style-name="P12"><text:s text:c="4"/>&lt;personaje id="P006" especie="humano"&gt;Cayo coyuntural&lt;/personaje&gt;</text:p>
        <text:p text:style-name="P12"><text:s text:c="2"/>&lt;/personajes&gt;</text:p>
        <text:p text:style-name="P12"><text:s text:c="2"/>&lt;autores&gt;</text:p>
        <text:p text:style-name="P12"><text:s text:c="4"/>&lt;dibujantes&gt;</text:p>
        <text:p text:style-name="P12"><text:s text:c="6"/>&lt;dibujante id="D001"&gt;</text:p>
        <text:p text:style-name="P12"><text:s text:c="8"/>&lt;nombre&gt;Albert Uderzo&lt;/nombre&gt;</text:p>
        <text:p text:style-name="P12"><text:s text:c="8"/>&lt;nacimientoFecha&gt;1927&lt;/nacimientoFecha&gt;</text:p>
        <text:p text:style-name="P12"><text:s text:c="8"/>&lt;nacimientoPais&gt;Francia&lt;/nacimientoPais&gt;</text:p>
        <text:p text:style-name="P12"><text:s text:c="6"/>&lt;/dibujante&gt;</text:p>
        <text:p text:style-name="P12"><text:s text:c="6"/>&lt;dibujante id="D002"&gt;</text:p>
        <text:p text:style-name="P12"><text:s text:c="8"/>&lt;nombre&gt;Maurice de Bévère&lt;/nombre&gt;</text:p>
        <text:p text:style-name="P12"><text:s text:c="8"/>&lt;apodo&gt;Morris&lt;/apodo&gt;</text:p>
        <text:p text:style-name="P12"><text:s text:c="8"/>&lt;nacimientoFecha&gt;1923&lt;/nacimientoFecha&gt;</text:p>
        <text:p text:style-name="P12"><text:s text:c="8"/>&lt;nacimientoPais&gt;Bélgica&lt;/nacimientoPais&gt;</text:p>
        <text:p text:style-name="P12"><text:s text:c="8"/>&lt;fallecimientoFecha&gt;2001&lt;/fallecimientoFecha&gt;</text:p>
        <text:p text:style-name="P12"><text:s text:c="6"/>&lt;/dibujante&gt;</text:p>
        <text:p text:style-name="P12"><text:s text:c="4"/>&lt;/dibujantes&gt;</text:p>
        <text:p text:style-name="P12"><text:s text:c="4"/>&lt;guionistas&gt;</text:p>
        <text:p text:style-name="P12"><text:s text:c="6"/>&lt;guionista id="G001"&gt;</text:p>
        <text:p text:style-name="P12"><text:s text:c="8"/>&lt;nombre&gt;René Goscinny&lt;/nombre&gt;</text:p>
        <text:p text:style-name="P12"><text:s text:c="8"/>&lt;nacimientoFecha&gt;1926&lt;/nacimientoFecha&gt;</text:p>
        <text:p text:style-name="P12"><text:s text:c="8"/>&lt;nacimientoPais&gt;Francia&lt;/nacimientoPais&gt;</text:p>
        <text:p text:style-name="P12"><text:s text:c="8"/>&lt;fallecimientoFecha&gt;1977&lt;/fallecimientoFecha&gt;</text:p>
        <text:p text:style-name="P12"><text:s text:c="6"/>&lt;/guionista&gt;</text:p>
        <text:p text:style-name="P12"><text:s text:c="4"/>&lt;/guionistas&gt;</text:p>
        <text:p text:style-name="P12"><text:s text:c="2"/>&lt;/autores&gt;</text:p>
        <text:p text:style-name="P12"><text:s text:c="2"/>&lt;albumes&gt;</text:p>
        <text:p text:style-name="P12"><text:s text:c="4"/>&lt;album id="A001"&gt;</text:p>
        <text:p text:style-name="P12"><text:s text:c="6"/>&lt;titulo&gt;Astérix, el galo&lt;/titulo&gt;</text:p>
        <text:p text:style-name="P12"><text:s text:c="6"/>&lt;personajes&gt;</text:p>
        <text:p text:style-name="P12"><text:s text:c="8"/>&lt;personaje&gt;P001&lt;/personaje&gt;</text:p>
        <text:p text:style-name="P12"><text:s text:c="8"/>&lt;personaje&gt;P002&lt;/personaje&gt;</text:p>
        <text:p text:style-name="P12"><text:s text:c="6"/>&lt;/personajes&gt;</text:p>
        <text:p text:style-name="P12"><text:s text:c="6"/>&lt;autores&gt;</text:p>
        <text:p text:style-name="P12"><text:s text:c="8"/>&lt;dibujante&gt;D001&lt;/dibujante&gt;</text:p>
        <text:p text:style-name="P12"><text:s text:c="8"/>&lt;guionista&gt;G001&lt;/guionista&gt;</text:p>
        <text:p text:style-name="P12"><text:s text:c="6"/>&lt;/autores&gt;</text:p>
        <text:p text:style-name="P12"><text:s text:c="6"/>&lt;fechaPublicacion&gt;1961&lt;/fechaPublicacion&gt;</text:p>
        <text:p text:style-name="P12"><text:s text:c="4"/>&lt;/album&gt;</text:p>
        <text:p text:style-name="P12"><text:s text:c="4"/>&lt;album id="A002"&gt;</text:p>
        <text:p text:style-name="P12"><text:s text:c="6"/>&lt;titulo&gt;Indulto para los Dalton&lt;/titulo&gt;</text:p>
        <text:p text:style-name="P12"><text:s text:c="6"/>&lt;personajes&gt;</text:p>
        <text:p text:style-name="P12"><text:s text:c="8"/>&lt;personaje&gt;P003&lt;/personaje&gt;</text:p>
        <text:p text:style-name="P12"><text:s text:c="8"/>&lt;personaje&gt;P004&lt;/personaje&gt;</text:p>
        <text:p text:style-name="P12"><text:s text:c="8"/>&lt;personaje&gt;P005&lt;/personaje&gt;</text:p>
        <text:p text:style-name="P12"><text:s text:c="6"/>&lt;/personajes&gt;</text:p>
        <text:p text:style-name="P12"><text:s text:c="6"/>&lt;autores&gt;</text:p>
        <text:p text:style-name="P12"><text:s text:c="8"/>&lt;dibujante&gt;D002&lt;/dibujante&gt;</text:p>
        <text:p text:style-name="P12"><text:s text:c="8"/>&lt;guionista&gt;G001&lt;/guionista&gt;</text:p>
        <text:p text:style-name="P12"><text:s text:c="6"/>&lt;/autores&gt;</text:p>
        <text:p text:style-name="P12"><text:s text:c="6"/>&lt;fechaPublicacion&gt;1965&lt;/fechaPublicacion&gt;</text:p>
        <text:p text:style-name="P12"><text:s text:c="4"/>&lt;/album&gt;</text:p>
        <text:p text:style-name="P12"><text:s text:c="4"/>&lt;album id="A001"&gt;</text:p>
        <text:p text:style-name="P12"><text:s text:c="6"/>&lt;titulo&gt;Obélix y compañia&lt;/titulo&gt;</text:p>
        <text:p text:style-name="P12"><text:s text:c="6"/>&lt;personajes&gt;</text:p>
        <text:p text:style-name="P12"><text:s text:c="8"/>&lt;personaje&gt;P001&lt;/personaje&gt;</text:p>
        <text:p text:style-name="P12"><text:s text:c="8"/>&lt;personaje&gt;P002&lt;/personaje&gt;</text:p>
        <text:p text:style-name="P12"><text:s text:c="8"/>&lt;personaje&gt;P006&lt;/personaje&gt;</text:p>
        <text:p text:style-name="P12"><text:s text:c="6"/>&lt;/personajes&gt;</text:p>
        <text:p text:style-name="P12"><text:s text:c="6"/>&lt;autores&gt;</text:p>
        <text:p text:style-name="P12"><text:s text:c="8"/>&lt;dibujante&gt;D001&lt;/dibujante&gt;</text:p>
        <text:p text:style-name="P12"><text:s text:c="8"/>&lt;guionista&gt;G001&lt;/guionista&gt;</text:p>
        <text:p text:style-name="P12"><text:s text:c="6"/>&lt;/autores&gt;</text:p>
        <text:p text:style-name="P12"><text:s text:c="6"/>&lt;fechaPublicacion&gt;1976&lt;/fechaPublicacion&gt;</text:p>
        <text:p text:style-name="P12"><text:s text:c="4"/>&lt;/album&gt;</text:p>
        <text:p text:style-name="P12"><text:s text:c="4"/></text:p>
        <text:p text:style-name="P12"><text:s text:c="2"/>&lt;/albumes&gt;</text:p>
        <text:p text:style-name="P3">&lt;/tebeos&gt;</text:p>
      </text:section>
      <text:list xml:id="list123450277575026" text:continue-list="list3222889313" text:style-name="L2">
        <text:list-header>
          <text:p text:style-name="P3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1-11-02T12:55:00.32</meta:creation-date>
    <dc:date>2022-10-27T12:34:49.001687419</dc:date>
    <meta:editing-duration>PT1H10M53S</meta:editing-duration>
    <meta:editing-cycles>14</meta:editing-cycles>
    <meta:generator>LibreOffice/7.3.6.2$Linux_X86_64 LibreOffice_project/30$Build-2</meta:generator>
    <meta:printed-by>e e</meta:printed-by>
    <meta:print-date>2013-10-31T22:07:01.41</meta:print-date>
    <meta:document-statistic meta:table-count="6" meta:image-count="0" meta:object-count="0" meta:page-count="5" meta:paragraph-count="254" meta:word-count="795" meta:character-count="8985" meta:non-whitespace-character-count="7397"/>
  </office:meta>
</office:document-meta>
</file>